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c2630" officeooo:paragraph-rsid="001c2630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lcyon-J</text:p>
      <text:p text:style-name="Subtitle">A 4X Space Strategy Game</text:p>
      <text:p text:style-name="Standard"/>
      <text:p text:style-name="P3">by</text:p>
      <text:p text:style-name="P3">Robert Raymond Alpizar</text:p>
      <text:p text:style-name="P3">Stop Being Logical Software</text:p>
      <text:p text:style-name="Standard"/>
      <text:p text:style-name="P3">rev 0.1 – Dec 13, 2024</text:p>
      <text:p text:style-name="Standard"/>
      <text:h text:style-name="P1" text:outline-level="1">Introduction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23:14:57.617166307</meta:creation-date>
    <dc:date>2024-12-13T23:34:39.474938477</dc:date>
    <meta:editing-duration>PT19M41S</meta:editing-duration>
    <meta:editing-cycles>2</meta:editing-cycles>
    <meta:generator>LibreOffice/24.2.3.2$MacOSX_AARCH64 LibreOffice_project/433d9c2ded56988e8a90e6b2e771ee4e6a5ab2ba</meta:generator>
    <meta:document-statistic meta:table-count="0" meta:image-count="0" meta:object-count="0" meta:page-count="2" meta:paragraph-count="7" meta:word-count="20" meta:character-count="118" meta:non-whitespace-character-count="104"/>
  </office:meta>
</office:document-meta>
</file>